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Liberation Serif" fo:font-size="10.5pt" fo:language="ru" fo:country="RU" fo:font-style="normal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Standard" style:list-style-name="L3">
      <style:text-properties style:text-position="0% 100%" style:font-name="Liberation Serif" fo:font-size="10.5pt" fo:language="ru" fo:country="RU" fo:font-style="normal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Standard" style:list-style-name="L4">
      <style:text-properties style:text-position="0% 100%" style:font-name="Liberation Serif" fo:font-size="10.5pt" fo:language="ru" fo:country="RU" fo:font-style="normal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Standard">
      <style:text-properties style:text-position="0% 100%" style:font-name="Liberation Serif" fo:font-size="10.5pt" fo:language="ru" fo:country="RU" fo:font-style="normal" fo:font-weight="bold" style:font-name-asian="Courier New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P5" style:family="paragraph" style:parent-style-name="Standard">
      <style:text-properties style:font-name="Liberation Serif" fo:font-size="10.5pt" fo:language="ru" fo:country="RU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text-properties style:font-name="Liberation Serif" fo:font-size="10.5pt" fo:language="ru" fo:country="RU" style:font-size-asian="10.5pt" style:font-size-complex="10.5pt"/>
    </style:style>
    <style:style style:name="P7" style:family="paragraph" style:parent-style-name="Standard" style:list-style-name="L4">
      <style:text-properties style:font-name="Liberation Serif" fo:font-size="10.5pt" fo:language="ru" fo:country="RU" style:font-size-asian="10.5pt" style:font-size-complex="10.5pt"/>
    </style:style>
    <style:style style:name="P8" style:family="paragraph" style:parent-style-name="Standard">
      <style:text-properties style:font-name="Liberation Serif" fo:font-size="10.5pt" fo:language="ru" fo:country="RU" officeooo:paragraph-rsid="00032277" style:font-size-asian="10.5pt" style:font-size-complex="10.5pt"/>
    </style:style>
    <style:style style:name="P9" style:family="paragraph" style:parent-style-name="Standard">
      <style:text-properties style:font-name="Liberation Serif" fo:font-size="10.5pt" fo:language="ru" fo:country="RU" fo:font-weight="bold" style:font-size-asian="10.5pt" style:font-weight-asian="bold" style:font-size-complex="10.5pt" style:font-weight-complex="bold"/>
    </style:style>
    <style:style style:name="P10" style:family="paragraph" style:parent-style-name="Standard">
      <style:text-properties style:font-name="Liberation Serif" fo:font-size="10.5pt" fo:language="ru" fo:country="RU" fo:font-style="normal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" style:family="paragraph" style:parent-style-name="Standard" style:list-style-name="L2">
      <style:text-properties style:font-name="Liberation Serif" fo:font-size="10.5pt" fo:language="ru" fo:country="RU" fo:font-style="normal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" style:family="paragraph" style:parent-style-name="Standard">
      <style:text-properties style:font-name="Liberation Serif" fo:font-size="10.5pt" fo:language="ru" fo:country="RU" fo:font-style="normal" fo:font-weight="bold" style:font-name-asian="Courier New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P13" style:family="paragraph" style:parent-style-name="Standard">
      <style:text-properties style:font-name="Liberation Serif" fo:font-size="10.5pt" fo:language="en" fo:country="US" fo:font-style="normal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" style:family="paragraph" style:parent-style-name="Standard" style:list-style-name="L1">
      <style:text-properties style:font-name="Liberation Serif" fo:font-size="10.5pt" style:font-size-asian="10.5pt" style:font-size-complex="10.5pt"/>
    </style:style>
    <style:style style:name="P15" style:family="paragraph" style:parent-style-name="Standard" style:list-style-name="L4">
      <style:text-properties style:font-name="Liberation Serif" fo:font-size="10.5pt" style:font-size-asian="10.5pt" style:font-size-complex="10.5pt"/>
    </style:style>
    <style:style style:name="P16" style:family="paragraph" style:parent-style-name="Standard">
      <style:paragraph-properties fo:margin-left="-0.097cm" fo:margin-right="0cm" fo:text-indent="0cm" style:auto-text-indent="false"/>
      <style:text-properties style:font-name="Liberation Serif" fo:font-size="10.5pt" fo:language="en" fo:country="US" fo:font-style="normal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align="center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2" style:family="text">
      <style:text-properties style:font-name="Courier New" fo:font-size="11pt" fo:font-style="normal" style:font-name-asian="Courier New" style:font-size-asian="11pt" style:font-style-asian="normal" style:font-name-complex="Courier New" style:font-size-complex="11pt" style:font-style-complex="normal"/>
    </style:style>
    <style:style style:name="T3" style:family="text">
      <style:text-properties style:font-name="Courier New" fo:font-size="11pt" fo:font-style="normal" style:text-underline-style="solid" style:text-underline-width="auto" style:text-underline-color="font-color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4" style:family="text">
      <style:text-properties style:font-name="Courier New" fo:font-size="11pt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5" style:family="text">
      <style:text-properties style:font-name="Courier New" fo:font-size="11pt" fo:language="en" fo:country="US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6" style:family="text">
      <style:text-properties style:font-name="Courier New" fo:font-size="11pt" fo:language="ru" fo:country="RU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7" style:family="text">
      <style:text-properties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8" style:family="text">
      <style:text-properties fo:font-size="11pt" fo:font-style="normal" style:text-underline-style="solid" style:text-underline-width="auto" style:text-underline-color="font-color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9" style:family="text">
      <style:text-properties fo:font-size="11pt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10" style:family="text">
      <style:text-properties fo:font-size="11pt" fo:font-style="normal" style:font-name-asian="Courier New" style:font-size-asian="11pt" style:font-style-asian="normal" style:font-name-complex="Courier New" style:font-size-complex="11pt" style:font-style-complex="normal"/>
    </style:style>
    <style:style style:name="T11" style:family="text">
      <style:text-properties fo:font-size="11pt" fo:language="en" fo:country="US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2" style:family="text">
      <style:text-properties fo:font-size="11pt" fo:language="ru" fo:country="RU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3" style:family="text">
      <style:text-properties style:text-position="sub 58%"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4" style:family="text">
      <style:text-properties style:text-position="sub 58%" style:font-name="Courier New" fo:font-size="11pt" fo:font-style="normal" style:font-name-asian="Courier New" style:font-size-asian="11pt" style:font-style-asian="normal" style:font-name-complex="Courier New" style:font-size-complex="11pt" style:font-style-complex="normal"/>
    </style:style>
    <style:style style:name="T15" style:family="text">
      <style:text-properties style:text-position="sub 58%" style:font-name="Courier New" fo:font-size="11pt" fo:language="ru" fo:country="RU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6" style:family="text">
      <style:text-properties style:text-position="sub 58%" style:font-name="Courier New" fo:font-size="11pt" fo:language="en" fo:country="US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7" style:family="text">
      <style:text-properties style:text-position="sub 58%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8" style:family="text">
      <style:text-properties style:text-position="sub 58%" fo:font-size="11pt" fo:font-style="normal" style:font-name-asian="Courier New" style:font-size-asian="11pt" style:font-style-asian="normal" style:font-name-complex="Courier New" style:font-size-complex="11pt" style:font-style-complex="normal"/>
    </style:style>
    <style:style style:name="T19" style:family="text">
      <style:text-properties style:text-position="sub 58%" fo:font-size="11pt" fo:language="ru" fo:country="RU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20" style:family="text">
      <style:text-properties style:text-position="sub 58%" fo:font-size="11pt" fo:language="en" fo:country="US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21" style:family="text">
      <style:text-properties style:text-position="sub 58%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22" style:family="text">
      <style:text-properties style:text-position="sub 58%" fo:font-style="normal" style:font-name-asian="Courier New" style:font-style-asian="normal" style:font-name-complex="Courier New" style:font-style-complex="normal"/>
    </style:style>
    <style:style style:name="T23" style:family="text">
      <style:text-properties style:text-position="sub 58%" fo:language="ru" fo:country="RU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24" style:family="text">
      <style:text-properties style:text-position="sub 58%" fo:language="en" fo:country="US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25" style:family="text">
      <style:text-properties style:text-position="0% 100%"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26" style:family="text">
      <style:text-properties style:text-position="0% 100%" style:font-name="Courier New" fo:font-size="11pt" fo:font-style="normal" style:font-name-asian="Courier New" style:font-size-asian="11pt" style:font-style-asian="normal" style:font-name-complex="Courier New" style:font-size-complex="11pt" style:font-style-complex="normal"/>
    </style:style>
    <style:style style:name="T27" style:family="text">
      <style:text-properties style:text-position="0% 100%" style:font-name="Courier New" fo:font-size="11pt" fo:font-style="normal" style:text-underline-style="solid" style:text-underline-width="auto" style:text-underline-color="font-color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28" style:family="text">
      <style:text-properties style:text-position="0% 100%" style:font-name="Courier New" fo:font-size="11pt" fo:language="en" fo:country="US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29" style:family="text">
      <style:text-properties style:text-position="0% 100%" style:font-name="Courier New" fo:font-size="11pt" fo:language="ru" fo:country="RU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30" style:family="text">
      <style:text-properties style:text-position="0% 100%" fo:font-size="11pt" fo:font-style="normal" style:font-name-asian="Courier New" style:font-size-asian="11pt" style:font-style-asian="normal" style:font-name-complex="Courier New" style:font-size-complex="11pt" style:font-style-complex="normal"/>
    </style:style>
    <style:style style:name="T31" style:family="text">
      <style:text-properties style:text-position="0% 100%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32" style:family="text">
      <style:text-properties style:text-position="0% 100%" fo:font-size="11pt" fo:font-style="normal" style:text-underline-style="solid" style:text-underline-width="auto" style:text-underline-color="font-color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33" style:family="text">
      <style:text-properties style:text-position="0% 100%" fo:font-size="11pt" fo:language="en" fo:country="US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34" style:family="text">
      <style:text-properties style:text-position="0% 100%" fo:font-size="11pt" fo:language="ru" fo:country="RU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35" style:family="text">
      <style:text-properties style:text-position="0% 100%" fo:font-style="normal" style:font-name-asian="Courier New" style:font-style-asian="normal" style:font-name-complex="Courier New" style:font-style-complex="normal"/>
    </style:style>
    <style:style style:name="T36" style:family="text">
      <style:text-properties style:text-position="0% 100%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37" style:family="text">
      <style:text-properties style:text-position="0% 100%" fo:font-style="normal" style:text-underline-style="solid" style:text-underline-width="auto" style:text-underline-color="font-color" fo:font-weight="bold" style:font-name-asian="Courier New" style:font-style-asian="normal" style:font-weight-asian="bold" style:font-name-complex="Courier New" style:font-style-complex="normal" style:font-weight-complex="bold"/>
    </style:style>
    <style:style style:name="T38" style:family="text">
      <style:text-properties style:text-position="0% 100%" fo:language="en" fo:country="US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39" style:family="text">
      <style:text-properties style:text-position="0% 100%" fo:language="ru" fo:country="RU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42" style:family="text">
      <style:text-properties fo:font-style="normal" style:text-underline-style="solid" style:text-underline-width="auto" style:text-underline-color="font-color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43" style:family="text">
      <style:text-properties fo:font-style="normal" fo:font-weight="bold" style:font-name-asian="Courier New" style:font-style-asian="normal" style:font-weight-asian="bold" style:font-name-complex="Courier New" style:font-style-complex="normal" style:font-weight-complex="bold"/>
    </style:style>
    <style:style style:name="T44" style:family="text">
      <style:text-properties fo:font-style="normal" style:font-name-asian="Courier New" style:font-style-asian="normal" style:font-name-complex="Courier New" style:font-style-complex="normal"/>
    </style:style>
    <style:style style:name="T45" style:family="text">
      <style:text-properties fo:language="en" fo:country="US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46" style:family="text">
      <style:text-properties fo:language="ru" fo:country="RU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47" style:family="text"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use-window-font-color="true" style:text-outline="false" style:text-line-through-style="none" style:text-line-through-type="none" style:font-name="Courier New1" fo:font-size="10pt" fo:font-style="normal" fo:text-shadow="none" style:text-underline-style="none" fo:font-weight="normal" style:letter-kerning="true" style:font-name-asian="Courier New1" style:font-size-asian="10pt" style:font-style-asian="normal" style:font-weight-asian="normal" style:font-name-complex="Courier New1" style:font-size-complex="10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03cm" fo:text-indent="-0.635cm" fo:margin-left="1.50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38cm" fo:text-indent="-0.635cm" fo:margin-left="2.13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3cm" fo:text-indent="-0.635cm" fo:margin-left="2.77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43cm" fo:text-indent="-0.635cm" fo:margin-left="4.04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13cm" fo:text-indent="-0.635cm" fo:margin-left="5.31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83cm" fo:text-indent="-0.635cm" fo:margin-left="6.58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1.949cm" fo:min-width="1.55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402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7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Кислород</text:p>
      <text:p text:style-name="P6"/>
      <text:p text:style-name="P9">Характеристика элемента</text:p>
      <text:p text:style-name="P6"/>
      <text:p text:style-name="P6"><draw:frame draw:style-name="fr1" draw:name="Объект1" text:anchor-type="as-char" svg:width="3.581cm" svg:height="0.58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/>
      <text:p text:style-name="P6"><text:s/><text:span text:style-name="T41">z(O)=+8 ; p(O)=8 ; </text:span><text:span text:style-name="T45">e(O)=8 ; n(O)=8,9,10</text:span></text:p>
      <text:p text:style-name="P16"/>
      <text:p text:style-name="P13"><draw:frame draw:style-name="fr1" draw:name="Объект2" text:anchor-type="as-char" svg:width="3.12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0"/>
      <text:p text:style-name="P6"><text:span text:style-name="T41">Валентности: <text:s/>2,3,4</text:span></text:p>
      <text:p text:style-name="P10">СТОК: -2 В оксидах</text:p>
      <text:p text:style-name="P6"><text:span text:style-name="T41"><text:s text:c="6"/>-1 В пероксидах (</text:span><text:span text:style-name="T41"><draw:frame draw:style-name="fr1" draw:name="Объект3" text:anchor-type="as-char" svg:width="1.231cm" svg:height="0.529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41">- перекись)</text:span></text:p>
      <text:p text:style-name="P10"><text:s text:c="7"/>0 </text:p>
      <text:p text:style-name="P6"><text:span text:style-name="T41"><text:s text:c="7"/>+1,+2 В соединениях с фтором (</text:span><text:span text:style-name="T41"><draw:frame draw:style-name="fr1" draw:name="Объект4" text:anchor-type="as-char" svg:width="1.448cm" svg:height="0.589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41">- фторид кислорода</text:span><text:span text:style-name="T45">)</text:span></text:p>
      <text:p text:style-name="P13"/>
      <text:p text:style-name="P12">Распространенность элемента</text:p>
      <text:p text:style-name="P6"><text:span text:style-name="T41"><text:s/>О</text:span><text:span text:style-name="T21">2</text:span><text:span text:style-name="T41"> — в воздухе, Н</text:span><text:span text:style-name="T21">2</text:span><text:span text:style-name="T41">О, в оксидах, в солях...</text:span></text:p>
      <text:p text:style-name="P10"/>
      <text:p text:style-name="P12">Простое вещество</text:p>
      <text:p text:style-name="P6"><text:span text:style-name="T41">О</text:span><text:span text:style-name="T21">2</text:span><text:span text:style-name="T41"> — кислород</text:span></text:p>
      <text:p text:style-name="P6"><text:span text:style-name="T41">О</text:span><text:span text:style-name="T21">3</text:span><text:span text:style-name="T41"> — озон</text:span></text:p>
      <text:p text:style-name="P6"><text:span text:style-name="T41">О</text:span><text:span text:style-name="T21">4</text:span><text:span text:style-name="T41"> - тетракислород</text:span></text:p>
      <text:p text:style-name="P6"><text:span text:style-name="T41">↑ </text:span><text:span text:style-name="T42">аллотропные модификации</text:span><text:span text:style-name="T41"> элемента «О»</text:span></text:p>
      <text:p text:style-name="P10"><draw:g text:anchor-type="paragraph" draw:z-index="10" draw:style-name="gr1"><draw:frame draw:style-name="gr2" draw:text-style-name="P18" svg:width="2.061cm" svg:height="2.2cm" svg:x="0cm" svg:y="0.458cm"><draw:text-box><text:p text:style-name="P17"><text:span text:style-name="T47">+</text:span><text:span text:style-name="T47">8</text:span><text:span text:style-name="T48">О</text:span><text:span text:style-name="T48"> </text:span><text:span text:style-name="T48">…</text:span><text:span text:style-name="T48"> </text:span></text:p><text:p text:style-name="P17"><text:span text:style-name="T47"/></text:p><text:p text:style-name="P17"><text:span text:style-name="T47"/></text:p><text:p text:style-name="P17"><text:span text:style-name="T47">+</text:span><text:span text:style-name="T47">8</text:span><text:span text:style-name="T48">О</text:span><text:span text:style-name="T48"> </text:span><text:span text:style-name="T48">.</text:span><text:span text:style-name="T48">.</text:span><text:span text:style-name="T48">.</text:span></text:p></draw:text-box></draw:frame><draw:custom-shape draw:style-name="gr3" draw:text-style-name="P19" svg:width="0.502cm" svg:height="0.551cm" svg:x="2.596cm" svg:y="0.458cm"><text:p/><draw:enhanced-geometry svg:viewBox="0 0 21600 21600" draw:type="rectangle" draw:enhanced-path="M 0 0 L 21600 0 21600 21600 0 21600 0 0 Z N"/></draw:custom-shape><draw:custom-shape draw:style-name="gr3" draw:text-style-name="P19" svg:width="0.502cm" svg:height="0.551cm" svg:x="2.596cm" svg:y="0.458cm"><text:p/><draw:enhanced-geometry svg:viewBox="0 0 21600 21600" draw:type="rectangle" draw:enhanced-path="M 0 0 L 21600 0 21600 21600 0 21600 0 0 Z N"/></draw:custom-shape><draw:custom-shape draw:style-name="gr3" draw:text-style-name="P19" svg:width="0.502cm" svg:height="0.551cm" svg:x="3.597cm" svg:y="0.458cm"><text:p/><draw:enhanced-geometry svg:viewBox="0 0 21600 21600" draw:type="rectangle" draw:enhanced-path="M 0 0 L 21600 0 21600 21600 0 21600 0 0 Z N"/></draw:custom-shape><draw:custom-shape draw:style-name="gr3" draw:text-style-name="P19" svg:width="0.5cm" svg:height="0.551cm" svg:x="4.098cm" svg:y="0.458cm"><text:p/><draw:enhanced-geometry svg:viewBox="0 0 21600 21600" draw:type="rectangle" draw:enhanced-path="M 0 0 L 21600 0 21600 21600 0 21600 0 0 Z N"/></draw:custom-shape><draw:custom-shape draw:style-name="gr3" draw:text-style-name="P19" svg:width="0.502cm" svg:height="0.551cm" svg:x="4.597cm" svg:y="0.458cm"><text:p/><draw:enhanced-geometry svg:viewBox="0 0 21600 21600" draw:type="rectangle" draw:enhanced-path="M 0 0 L 21600 0 21600 21600 0 21600 0 0 Z N"/></draw:custom-shape><draw:custom-shape draw:style-name="gr3" draw:text-style-name="P19" svg:width="0.502cm" svg:height="0.551cm" svg:x="2.596cm" svg:y="1.908cm"><text:p/><draw:enhanced-geometry svg:viewBox="0 0 21600 21600" draw:type="rectangle" draw:enhanced-path="M 0 0 L 21600 0 21600 21600 0 21600 0 0 Z N"/></draw:custom-shape><draw:custom-shape draw:style-name="gr3" draw:text-style-name="P19" svg:width="0.502cm" svg:height="0.551cm" svg:x="2.596cm" svg:y="1.908cm"><text:p/><draw:enhanced-geometry svg:viewBox="0 0 21600 21600" draw:type="rectangle" draw:enhanced-path="M 0 0 L 21600 0 21600 21600 0 21600 0 0 Z N"/></draw:custom-shape><draw:custom-shape draw:style-name="gr3" draw:text-style-name="P19" svg:width="0.502cm" svg:height="0.551cm" svg:x="3.597cm" svg:y="1.908cm"><text:p/><draw:enhanced-geometry svg:viewBox="0 0 21600 21600" draw:type="rectangle" draw:enhanced-path="M 0 0 L 21600 0 21600 21600 0 21600 0 0 Z N"/></draw:custom-shape><draw:custom-shape draw:style-name="gr3" draw:text-style-name="P19" svg:width="0.5cm" svg:height="0.551cm" svg:x="4.098cm" svg:y="1.908cm"><text:p/><draw:enhanced-geometry svg:viewBox="0 0 21600 21600" draw:type="rectangle" draw:enhanced-path="M 0 0 L 21600 0 21600 21600 0 21600 0 0 Z N"/></draw:custom-shape><draw:custom-shape draw:style-name="gr3" draw:text-style-name="P19" svg:width="0.502cm" svg:height="0.551cm" svg:x="4.597cm" svg:y="1.908cm"><text:p/><draw:enhanced-geometry svg:viewBox="0 0 21600 21600" draw:type="rectangle" draw:enhanced-path="M 0 0 L 21600 0 21600 21600 0 21600 0 0 Z N"/></draw:custom-shape><draw:frame draw:style-name="gr4" draw:text-style-name="P20" svg:width="0.384cm" svg:height="0.653cm" svg:x="2.477cm" svg:y="0.409cm"><draw:text-box><text:p text:style-name="P17"><text:span text:style-name="T49">↑</text:span></text:p></draw:text-box></draw:frame><draw:frame draw:style-name="gr4" draw:text-style-name="P20" svg:width="0.384cm" svg:height="0.653cm" svg:x="2.715cm" svg:y="0.458cm"><draw:text-box><text:p text:style-name="P17"><text:span text:style-name="T49">↓</text:span></text:p></draw:text-box></draw:frame><draw:frame draw:style-name="gr4" draw:text-style-name="P20" svg:width="0.384cm" svg:height="0.653cm" svg:x="2.715cm" svg:y="1.834cm"><draw:text-box><text:p text:style-name="P17"><text:span text:style-name="T49">↓</text:span></text:p></draw:text-box></draw:frame><draw:frame draw:style-name="gr4" draw:text-style-name="P20" svg:width="0.384cm" svg:height="0.653cm" svg:x="3.715cm" svg:y="1.834cm"><draw:text-box><text:p text:style-name="P17"><text:span text:style-name="T49">↓</text:span></text:p></draw:text-box></draw:frame><draw:frame draw:style-name="gr4" draw:text-style-name="P20" svg:width="0.384cm" svg:height="0.653cm" svg:x="4.715cm" svg:y="1.834cm"><draw:text-box><text:p text:style-name="P17"><text:span text:style-name="T49">↓</text:span></text:p></draw:text-box></draw:frame><draw:frame draw:style-name="gr4" draw:text-style-name="P20" svg:width="0.384cm" svg:height="0.653cm" svg:x="4.214cm" svg:y="1.834cm"><draw:text-box><text:p text:style-name="P17"><text:span text:style-name="T49">↓</text:span></text:p></draw:text-box></draw:frame><draw:frame draw:style-name="gr4" draw:text-style-name="P20" svg:width="0.384cm" svg:height="0.653cm" svg:x="3.715cm" svg:y="0.458cm"><draw:text-box><text:p text:style-name="P17"><text:span text:style-name="T49">↓</text:span></text:p></draw:text-box></draw:frame><draw:frame draw:style-name="gr4" draw:text-style-name="P20" svg:width="0.384cm" svg:height="0.653cm" svg:x="2.596cm" svg:y="1.834cm"><draw:text-box><text:p text:style-name="P17"><text:span text:style-name="T49">↑</text:span></text:p></draw:text-box></draw:frame><draw:frame draw:style-name="gr4" draw:text-style-name="P20" svg:width="0.384cm" svg:height="0.653cm" svg:x="3.597cm" svg:y="1.834cm"><draw:text-box><text:p text:style-name="P17"><text:span text:style-name="T49">↑</text:span></text:p></draw:text-box></draw:frame><draw:frame draw:style-name="gr4" draw:text-style-name="P20" svg:width="0.384cm" svg:height="0.653cm" svg:x="3.597cm" svg:y="0.458cm"><draw:text-box><text:p text:style-name="P17"><text:span text:style-name="T49">↑</text:span></text:p></draw:text-box></draw:frame><draw:frame draw:style-name="gr4" draw:text-style-name="P20" svg:width="0.384cm" svg:height="0.653cm" svg:x="4.098cm" svg:y="0.458cm"><draw:text-box><text:p text:style-name="P17"><text:span text:style-name="T49">↑</text:span></text:p></draw:text-box></draw:frame><draw:frame draw:style-name="gr4" draw:text-style-name="P20" svg:width="0.384cm" svg:height="0.653cm" svg:x="4.597cm" svg:y="0.458cm"><draw:text-box><text:p text:style-name="P17"><text:span text:style-name="T49">↑</text:span></text:p></draw:text-box></draw:frame><draw:path draw:style-name="gr5" draw:text-style-name="P19" svg:width="0.951cm" svg:height="0.238cm" draw:transform="rotate (-1.5707963267949) translate (4.5974439060166cm 1.00722222222187cm)" svg:viewBox="0 0 952 239" svg:d="M0 194c352 223 541-482 847-53l105 80"><text:p/></draw:path><draw:path draw:style-name="gr5" draw:text-style-name="P19" svg:width="0.951cm" svg:height="0.238cm" draw:transform="rotate (-1.5707963267949) translate (5.0974439060166cm 1.00722222222187cm)" svg:viewBox="0 0 952 239" svg:d="M0 194c352 223 541-482 847-53l105 80"><text:p/></draw:path></draw:g></text:p>
      <text:p text:style-name="P6"><text:span text:style-name="T41"><text:tab/><text:tab/><text:tab/><text:tab/><text:tab/>-</text:span><text:span text:style-name="T43">КНС</text:span></text:p>
      <text:p text:style-name="P6"><text:span text:style-name="T43"><text:tab/><text:tab/><text:tab/><text:tab/><text:tab/> </text:span><text:span text:style-name="T43"><draw:frame draw:style-name="fr1" draw:name="Объект21" text:anchor-type="as-char" svg:width="1.184cm" svg:height="0.702cm" draw:z-index="21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12"><text:tab/><text:tab/><text:tab/><text:tab/><text:tab/>-Обменный механизм </text:p>
      <text:p text:style-name="P10"/>
      <text:p text:style-name="P10"/>
      <text:p text:style-name="P10"><draw:g text:anchor-type="paragraph" draw:z-index="20" draw:style-name="gr1"><draw:frame draw:style-name="gr6" draw:text-style-name="P22" svg:width="2.5cm" svg:height="1.001cm" svg:x="0.699cm" svg:y="0.845cm"><draw:text-box><text:p text:style-name="P21"><text:span text:style-name="T50">О</text:span><text:span text:style-name="T50"> </text:span><text:span text:style-name="T50">=</text:span><text:span text:style-name="T50"> </text:span><text:span text:style-name="T50">О</text:span></text:p></draw:text-box></draw:frame><draw:custom-shape draw:style-name="gr7" draw:text-style-name="P23" svg:width="0.101cm" svg:height="0.101cm" svg:x="1.198cm" svg:y="0.34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23" svg:width="0.101cm" svg:height="0.101cm" svg:x="2.449cm" svg:y="0.34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23" svg:width="0.101cm" svg:height="0.101cm" svg:x="1.198cm" svg:y="0.34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23" svg:width="0.101cm" svg:height="0.101cm" svg:x="2.449cm" svg:y="0.34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8"><draw:custom-shape draw:style-name="gr7" draw:text-style-name="P23" svg:width="0.101cm" svg:height="0.101cm" svg:x="1.198cm" svg:y="2.09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23" svg:width="0.101cm" svg:height="0.101cm" svg:x="2.449cm" svg:y="2.09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7" draw:text-style-name="P23" svg:width="0.101cm" svg:height="0.101cm" svg:x="0.699cm" svg:y="1.04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23" svg:width="0.101cm" svg:height="0.1cm" svg:x="0.699cm" svg:y="1.44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23" svg:width="0.1cm" svg:height="0.101cm" svg:x="3.1cm" svg:y="1.04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23" svg:width="0.1cm" svg:height="0.1cm" svg:x="3.1cm" svg:y="1.44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6"><text:span text:style-name="T41"><text:tab/><text:tab/><text:tab/>О</text:span><text:span text:style-name="T21">2</text:span><text:span text:style-name="T41"> — Парамагнитен — втягивается в магнитное поле.</text:span></text:p>
      <text:p text:style-name="P6"><text:span text:style-name="T41"><text:tab/><text:tab/><text:tab/>=</text:span><text:span text:style-name="T45">&gt; </text:span><text:span text:style-name="T41">есть неспаренные электроны</text:span></text:p>
      <text:p text:style-name="P10"/>
      <text:p text:style-name="P10"><text:tab/><text:tab/><text:tab/></text:p>
      <text:p text:style-name="P10"/>
      <text:p text:style-name="P10">Тип кристаллической решетки:</text:p>
      <text:list xml:id="list925927182" text:style-name="L1">
        <text:list-item>
          <text:p text:style-name="P14"><text:span text:style-name="T46">молекулярная =</text:span><text:span text:style-name="T45">&gt; </text:span><text:span text:style-name="T46">Общие физические свойства: летучий, легкоплавкий.</text:span></text:p>
        </text:list-item>
      </text:list>
      <text:p text:style-name="P10"/>
      <text:p text:style-name="P12">Реальные Физические свойства:</text:p>
      <text:list xml:id="list1095426020" text:style-name="L2">
        <text:list-item>
          <text:p text:style-name="P11">Газ</text:p>
        </text:list-item>
        <text:list-item>
          <text:p text:style-name="P11">Цвет отсутствует</text:p>
        </text:list-item>
        <text:list-item>
          <text:p text:style-name="P11">Вкуса нет</text:p>
        </text:list-item>
        <text:list-item>
          <text:p text:style-name="P11">Запаха нет</text:p>
        </text:list-item>
        <text:list-item>
          <text:p text:style-name="P11">Растворяется в воде ограничено</text:p>
        </text:list-item>
      </text:list>
      <text:p text:style-name="P10"/>
      <text:p text:style-name="P10">Чистый кислород можно собрать вытеснением воды из пробирки.</text:p>
      <text:p text:style-name="P10">Кислород тяжелее воздуха.</text:p>
      <text:p text:style-name="P10"><draw:frame draw:style-name="fr1" draw:name="Объект5" text:anchor-type="as-char" svg:width="6.558cm" svg:height="1.078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0"/>
      <text:p text:style-name="P10">Кислород обнаруживают по вспыхиванию тлеющей лучинки.</text:p>
      <text:p text:style-name="P10"><draw:frame draw:style-name="fr1" draw:name="Объект11" text:anchor-type="as-char" svg:width="6.761cm" svg:height="0.589cm" draw:z-index="22"><draw:object xlink:href="./Object 11" xlink:type="simple" xlink:show="embed" xlink:actuate="onLoad"/><draw:image xlink:href="./ObjectReplacements/Object 11" xlink:type="simple" xlink:show="embed" xlink:actuate="onLoad"/></draw:frame></text:p>
      <text:p text:style-name="P10"/>
      <text:p text:style-name="P9"><text:span text:style-name="T44">Распространение О</text:span><text:span text:style-name="T22">2 </text:span><text:span text:style-name="T35">в природе:</text:span></text:p>
      <text:p text:style-name="P6"><text:span text:style-name="T36">О</text:span><text:span text:style-name="T21">2</text:span><text:span text:style-name="T36"> входит в состав воздуха</text:span><text:span text:style-name="T38">(V</text:span><text:span text:style-name="T21">проценты</text:span><text:span text:style-name="T36">)</text:span><text:span text:style-name="T38">: </text:span><text:span text:style-name="T36">70-80% - азот</text:span></text:p>
      <text:p text:style-name="P1"><text:tab/><text:tab/><text:tab/><text:tab/> <text:s/><text:tab/> <text:tab/> <text:s text:c="2"/>21% - О2</text:p>
      <text:p text:style-name="P8"><text:span text:style-name="T36"><text:tab/><text:tab/><text:tab/><text:tab/><text:tab/> <text:tab/> <text:s text:c="2"/>≈1% -инертные газы</text:span></text:p>
      <text:p text:style-name="P1"/>
      <text:p text:style-name="P1"/>
      <text:p text:style-name="P4"><text:soft-page-break/>Получение кислорода:</text:p>
      <text:list xml:id="list2990177653" text:style-name="L3">
        <text:list-item>
          <text:p text:style-name="P2"><draw:frame draw:style-name="fr1" draw:name="Объект6" text:anchor-type="as-char" svg:width="3.801cm" svg:height="0.656cm" draw:z-index="5"><draw:object xlink:href="./Object 6" xlink:type="simple" xlink:show="embed" xlink:actuate="onLoad"/><draw:image xlink:href="./ObjectReplacements/Object 6" xlink:type="simple" xlink:show="embed" xlink:actuate="onLoad"/></draw:frame></text:p>
        </text:list-item>
        <text:list-item>
          <text:p text:style-name="P2"><draw:frame draw:style-name="fr1" draw:name="Объект7" text:anchor-type="as-char" svg:width="4.006cm" svg:height="0.997cm" draw:z-index="6"><draw:object xlink:href="./Object 7" xlink:type="simple" xlink:show="embed" xlink:actuate="onLoad"/><draw:image xlink:href="./ObjectReplacements/Object 7" xlink:type="simple" xlink:show="embed" xlink:actuate="onLoad"/></draw:frame></text:p>
        </text:list-item>
        <text:list-item>
          <text:p text:style-name="P2"><draw:frame draw:style-name="fr1" draw:name="Объект8" text:anchor-type="as-char" svg:width="6.05cm" svg:height="0.654cm" draw:z-index="7"><draw:object xlink:href="./Object 8" xlink:type="simple" xlink:show="embed" xlink:actuate="onLoad"/><draw:image xlink:href="./ObjectReplacements/Object 8" xlink:type="simple" xlink:show="embed" xlink:actuate="onLoad"/></draw:frame></text:p>
        </text:list-item>
        <text:list-item>
          <text:p text:style-name="P2"><draw:frame draw:style-name="fr1" draw:name="Объект9" text:anchor-type="as-char" svg:width="3.819cm" svg:height="0.997cm" draw:z-index="8"><draw:object xlink:href="./Object 9" xlink:type="simple" xlink:show="embed" xlink:actuate="onLoad"/><draw:image xlink:href="./ObjectReplacements/Object 9" xlink:type="simple" xlink:show="embed" xlink:actuate="onLoad"/></draw:frame></text:p>
        </text:list-item>
        <text:list-item>
          <text:p text:style-name="P2"><draw:frame draw:style-name="fr1" draw:name="Объект10" text:anchor-type="as-char" svg:width="3.918cm" svg:height="0.997cm" draw:z-index="9"><draw:object xlink:href="./Object 10" xlink:type="simple" xlink:show="embed" xlink:actuate="onLoad"/><draw:image xlink:href="./ObjectReplacements/Object 10" xlink:type="simple" xlink:show="embed" xlink:actuate="onLoad"/></draw:frame></text:p>
        </text:list-item>
      </text:list>
      <text:p text:style-name="P1"/>
      <text:p text:style-name="P4">Химические свойства кислорода:</text:p>
      <text:p text:style-name="P1">В атмосфере кислорода проходят процессы горения (окисления)</text:p>
      <text:p text:style-name="P1"/>
      <text:p text:style-name="P1"><draw:frame draw:style-name="fr1" draw:name="Объект12" text:anchor-type="as-char" svg:width="3.113cm" svg:height="0.591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1"><draw:frame draw:style-name="fr1" draw:name="Объект13" text:anchor-type="as-char" svg:width="3.011cm" svg:height="0.591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1"><draw:frame draw:style-name="fr1" draw:name="Объект14" text:anchor-type="as-char" svg:width="3.895cm" svg:height="0.591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1"/>
      <text:p text:style-name="P1">В атмосфере кислорода горят неметаллы, про этом образуются соответствующий оксид.</text:p>
      <text:p text:style-name="P1"/>
      <text:p text:style-name="P6"><text:span text:style-name="T36">Чем выше концентрация кислорода, тем быстрее будет проходить процесс горения =</text:span><text:span text:style-name="T38">&gt; </text:span><text:span text:style-name="T36">Быстрее в жидком О</text:span><text:span text:style-name="T21">2</text:span><text:span text:style-name="T36"> →</text:span><text:span text:style-name="T38"> </text:span><text:span text:style-name="T36">в воздухе</text:span></text:p>
      <text:p text:style-name="P1"/>
      <text:p text:style-name="P6"><text:span text:style-name="T36">О</text:span><text:span text:style-name="T21">2 </text:span><text:span text:style-name="T36">способен окислять металлы.</text:span></text:p>
      <text:p text:style-name="P1"><draw:frame draw:style-name="fr1" draw:name="Объект15" text:anchor-type="as-char" svg:width="6.257cm" svg:height="1.692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1"/>
      <text:p text:style-name="P1">Кислород окисляет большинство простых веществ и при этом образует оксиды. <text:span text:style-name="T40">Исключения:</text:span> </text:p>
      <text:list xml:id="list998677801" text:style-name="L4">
        <text:list-item>
          <text:p text:style-name="P15"><text:span text:style-name="T39">О</text:span><text:span text:style-name="T23">2</text:span><text:span text:style-name="T39"> не реагирует с галогенами и благородными металлами (</text:span><text:span text:style-name="T38">Pt,Au...)</text:span></text:p>
        </text:list-item>
        <text:list-item>
          <text:p text:style-name="P15"><text:span text:style-name="T38">N</text:span><text:span text:style-name="T23">2</text:span><text:span text:style-name="T38"> c О</text:span><text:span text:style-name="T24">2</text:span><text:span text:style-name="T38"> в обычных условиях не реагируют</text:span></text:p>
          <text:p text:style-name="P3"><draw:frame draw:style-name="fr1" draw:name="Объект16" text:anchor-type="as-char" svg:width="3.09cm" svg:height="0.691cm" draw:z-index="15"><draw:object xlink:href="./Object 16" xlink:type="simple" xlink:show="embed" xlink:actuate="onLoad"/><draw:image xlink:href="./ObjectReplacements/Object 16" xlink:type="simple" xlink:show="embed" xlink:actuate="onLoad"/></draw:frame></text:p>
        </text:list-item>
        <text:list-item>
          <text:p text:style-name="P7"><text:span text:style-name="T36">Щелочные металлы ниже </text:span><text:span text:style-name="T38">Li </text:span><text:span text:style-name="T36">не образуют оксиды, образуют пероксиды</text:span></text:p>
          <text:p text:style-name="P3"><draw:frame draw:style-name="fr1" draw:name="Объект17" text:anchor-type="as-char" svg:width="3.38cm" svg:height="0.529cm" draw:z-index="16"><draw:object xlink:href="./Object 17" xlink:type="simple" xlink:show="embed" xlink:actuate="onLoad"/><draw:image xlink:href="./ObjectReplacements/Object 17" xlink:type="simple" xlink:show="embed" xlink:actuate="onLoad"/></draw:frame></text:p>
        </text:list-item>
      </text:list>
      <text:p text:style-name="P1"/>
      <text:p text:style-name="P4">Горение сложных веществ в кислороде:</text:p>
      <text:p text:style-name="P6"><text:span text:style-name="T36">При горении сложных веществ в О</text:span><text:span text:style-name="T21">2</text:span><text:span text:style-name="T36"> образуются оксиды элементов входящих в состав вещества (т.е. Те которые получаются при горении простых).</text:span></text:p>
      <text:p text:style-name="P1"/>
      <text:p text:style-name="P1"><draw:frame draw:style-name="fr1" draw:name="Объект18" text:anchor-type="as-char" svg:width="5.657cm" svg:height="2.099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6"><text:span text:style-name="T36"><draw:frame draw:style-name="fr1" draw:name="Объект19" text:anchor-type="as-char" svg:width="4.893cm" svg:height="0.997cm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37">!!!</text:span></text:p>
      <text:p text:style-name="P1"/>
      <text:p text:style-name="P6"><text:span text:style-name="T36">Оксиды элементов с промежуточным СТОК доокисляются в О</text:span><text:span text:style-name="T21">2</text:span><text:span text:style-name="T36"> до максимального.</text:span></text:p>
      <text:p text:style-name="P1">Оксиды в максимальной СТОК более не горят.</text:p>
      <text:p text:style-name="P1"><draw:frame draw:style-name="fr1" draw:name="Объект20" text:anchor-type="as-char" svg:width="2.967cm" svg:height="1.201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6"/>
      <text:list xml:id="list200924118196910" text:continue-list="list2990177653" text:style-name="L3">
        <text:list-header>
          <text:p text:style-name="P2"/>
        </text:list-header>
      </text:list>
      <text:p text:style-name="P10"/>
      <text:p text:style-name="P10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1.12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20:03:34.59</meta:creation-date>
    <dc:date>2018-12-18T20:09:23.689981243</dc:date>
    <meta:editing-duration>P4DT36M30S</meta:editing-duration>
    <meta:editing-cycles>10</meta:editing-cycles>
    <meta:generator>LibreOffice/6.0.6.2$Linux_X86_64 LibreOffice_project/00m0$Build-2</meta:generator>
    <meta:print-date>2016-01-28T23:26:35.27</meta:print-date>
    <meta:document-statistic meta:table-count="0" meta:image-count="0" meta:object-count="21" meta:page-count="2" meta:paragraph-count="69" meta:word-count="264" meta:character-count="1849" meta:non-whitespace-character-count="1569"/>
  </office:meta>
</office:document-meta>
</file>

<file path=Object 1/content.xml><?xml version="1.0" encoding="utf-8"?>
<math xmlns="http://www.w3.org/1998/Math/MathML">
  <semantics>
    <mrow>
      <msubsup>
        <mn>.</mn>
        <mrow>
          <mo stretchy="false">+</mo>
          <mn>8</mn>
        </mrow>
        <mrow>
          <mn>16,17</mn>
          <mn>,18</mn>
        </mrow>
      </msubsup>
      <mrow>
        <mi>O</mi>
        <mo stretchy="false">−</mo>
        <mi mathvariant="italic">кислород</mi>
      </mrow>
    </mrow>
    <annotation encoding="StarMath 5.0">.^{16,17,18}_+8 O - кислород 
</annotation>
  </semantics>
</math>
</file>

<file path=Object 10/content.xml><?xml version="1.0" encoding="utf-8"?>
<math xmlns="http://www.w3.org/1998/Math/MathML">
  <semantics>
    <mrow>
      <msub>
        <mi mathvariant="italic">KNO</mi>
        <mn>3</mn>
      </msub>
      <mover>
        <mo stretchy="false">→</mo>
        <mrow>
          <mi>T</mi>
          <mi>↑</mi>
        </mrow>
      </mover>
      <mrow>
        <msub>
          <mi mathvariant="italic">KNO</mi>
          <mn>2</mn>
        </msub>
        <mo stretchy="false">+</mo>
        <mfrac>
          <mn>1</mn>
          <mn>2</mn>
        </mfrac>
      </mrow>
      <msub>
        <mi>O</mi>
        <mn>2</mn>
      </msub>
    </mrow>
    <annotation encoding="StarMath 5.0">KNO_3 %tendto  csup{T↑} KNO_2+1 OVER 2 O_2</annotation>
  </semantics>
</math>
</file>

<file path=Object 11/content.xml><?xml version="1.0" encoding="utf-8"?>
<math xmlns="http://www.w3.org/1998/Math/MathML">
  <semantics>
    <mrow>
      <mrow>
        <mi>C</mi>
        <mo stretchy="false">+</mo>
        <msub>
          <mi>O</mi>
          <mn>2</mn>
        </msub>
      </mrow>
      <mo stretchy="false">→</mo>
      <msup>
        <mi>C</mi>
        <mrow>
          <mo stretchy="false">+</mo>
          <mn>4</mn>
        </mrow>
      </msup>
      <mrow>
        <msubsup>
          <mi>O</mi>
          <mn>2</mn>
          <mrow>
            <mo stretchy="false">−</mo>
            <mn>2</mn>
          </mrow>
        </msubsup>
        <mo stretchy="false">+</mo>
        <mi mathvariant="italic">выделяется</mi>
      </mrow>
      <mi mathvariant="italic">тепло</mi>
    </mrow>
    <annotation encoding="StarMath 5.0">C+O_2 %tendto C^+4 O^{-2}  _2 +выделяется тепло</annotation>
  </semantics>
</math>
</file>

<file path=Object 12/content.xml><?xml version="1.0" encoding="utf-8"?>
<math xmlns="http://www.w3.org/1998/Math/MathML">
  <semantics>
    <mrow>
      <mrow>
        <mi>C</mi>
        <mo stretchy="false">+</mo>
        <msub>
          <mi>O</mi>
          <mn>2</mn>
        </msub>
      </mrow>
      <mo stretchy="false">→</mo>
      <msup>
        <mi>C</mi>
        <mrow>
          <mo stretchy="false">+</mo>
          <mn>4</mn>
        </mrow>
      </msup>
      <msubsup>
        <mi>O</mi>
        <mn>2</mn>
        <mrow>
          <mo stretchy="false">−</mo>
          <mn>2</mn>
        </mrow>
      </msubsup>
    </mrow>
    <annotation encoding="StarMath 5.0">C+O_2 %tendto C^+4 O^{-2}  _2 </annotation>
  </semantics>
</math>
</file>

<file path=Object 13/content.xml><?xml version="1.0" encoding="utf-8"?>
<math xmlns="http://www.w3.org/1998/Math/MathML">
  <semantics>
    <mrow>
      <mrow>
        <mi>C</mi>
        <mo stretchy="false">+</mo>
        <msub>
          <mi>O</mi>
          <mn>2</mn>
        </msub>
      </mrow>
      <mo stretchy="false">→</mo>
      <msup>
        <mi>C</mi>
        <mrow>
          <mo stretchy="false">+</mo>
          <mn>4</mn>
        </mrow>
      </msup>
      <msubsup>
        <mi>O</mi>
        <mn>2</mn>
        <mrow>
          <mo stretchy="false">−</mo>
          <mn>2</mn>
        </mrow>
      </msubsup>
    </mrow>
    <annotation encoding="StarMath 5.0">C+O_2 %tendto C^+4 O^{-2}  _2 </annotation>
  </semantics>
</math>
</file>

<file path=Object 14/content.xml><?xml version="1.0" encoding="utf-8"?>
<math xmlns="http://www.w3.org/1998/Math/MathML">
  <semantics>
    <mrow>
      <mn>4</mn>
      <mrow>
        <mi>P</mi>
        <mo stretchy="false">+</mo>
        <mn>5</mn>
      </mrow>
      <msub>
        <mi>O</mi>
        <mn>2</mn>
      </msub>
      <mo stretchy="false">→</mo>
      <mn>2</mn>
      <msubsup>
        <mi>P</mi>
        <mn>2</mn>
        <mrow>
          <mo stretchy="false">+</mo>
          <mn>5</mn>
        </mrow>
      </msubsup>
      <msubsup>
        <mi>O</mi>
        <mn>5</mn>
        <mrow>
          <mo stretchy="false">−</mo>
          <mn>2</mn>
        </mrow>
      </msubsup>
    </mrow>
    <annotation encoding="StarMath 5.0">4 P+5 O_2 %tendto 2 P^{+5}_2 O^{-2}  _5 </annotation>
  </semantics>
</math>
</file>

<file path=Object 15/content.xml><?xml version="1.0" encoding="utf-8"?>
<math xmlns="http://www.w3.org/1998/Math/MathML">
  <semantics>
    <mtable>
      <mtr>
        <mtd>
          <mrow>
            <mn>2</mn>
            <mrow>
              <mi mathvariant="italic">Сu</mi>
              <mo stretchy="false">+</mo>
              <msub>
                <mi>O</mi>
                <mn>2</mn>
              </msub>
            </mrow>
            <mo stretchy="false">→</mo>
            <mn>2</mn>
            <mi mathvariant="italic">CuO</mi>
          </mrow>
        </mtd>
      </mtr>
      <mtr>
        <mtd>
          <mrow>
            <mn>2</mn>
            <mrow>
              <mi mathvariant="italic">Mg</mi>
              <mo stretchy="false">+</mo>
              <msub>
                <mi>O</mi>
                <mn>2</mn>
              </msub>
            </mrow>
            <mo stretchy="false">→</mo>
            <mn>2</mn>
            <mi mathvariant="italic">MgO</mi>
          </mrow>
        </mtd>
      </mtr>
      <mtr>
        <mtd>
          <mrow>
            <mrow>
              <mi mathvariant="italic">Fe</mi>
              <mo stretchy="false">+</mo>
              <msub>
                <mi>O</mi>
                <mn>2</mn>
              </msub>
            </mrow>
            <mo stretchy="false">→</mo>
            <msub>
              <mi mathvariant="italic">Fe</mi>
              <mn>3</mn>
            </msub>
            <msub>
              <mi>O</mi>
              <mn>4</mn>
            </msub>
            <mi/>
            <mrow>
              <mo stretchy="false">(</mo>
              <mrow>
                <msup>
                  <mi mathvariant="italic">Fe</mi>
                  <mrow>
                    <mo stretchy="false">+</mo>
                    <mn>2</mn>
                  </mrow>
                </msup>
                <mrow>
                  <mi>O</mi>
                  <mo stretchy="false">⋅</mo>
                  <msubsup>
                    <mi mathvariant="italic">Fe</mi>
                    <mn>2</mn>
                    <mrow>
                      <mo stretchy="false">+</mo>
                      <mn>3</mn>
                    </mrow>
                  </msubsup>
                </mrow>
                <msub>
                  <mi>O</mi>
                  <mn>3</mn>
                </msub>
              </mrow>
              <mo stretchy="false">)</mo>
            </mrow>
          </mrow>
        </mtd>
      </mtr>
    </mtable>
    <annotation encoding="StarMath 5.0">2 Сu +O_2 %tendto 2 CuO NEWLINE
2 Mg +O_2 %tendto 2 MgO NEWLINE
Fe + O_2 %tendto Fe_3 O_4 ~      (Fe^+2 O CDOT Fe^{+3}_2 O_3)</annotation>
  </semantics>
</math>
</file>

<file path=Object 16/content.xml><?xml version="1.0" encoding="utf-8"?>
<math xmlns="http://www.w3.org/1998/Math/MathML">
  <semantics>
    <mrow>
      <mrow>
        <msub>
          <mi>N</mi>
          <mn>2</mn>
        </msub>
        <mo stretchy="false">+</mo>
        <msub>
          <mi>O</mi>
          <mn>2</mn>
        </msub>
      </mrow>
      <mover>
        <mo stretchy="false">→</mo>
        <msup>
          <mn>1500</mn>
          <mi>o</mi>
        </msup>
      </mover>
      <mn>2</mn>
      <mi mathvariant="italic">NO</mi>
    </mrow>
    <annotation encoding="StarMath 5.0">N_2 +O_2 %tendto  csup{1500^o} 2 NO </annotation>
  </semantics>
</math>
</file>

<file path=Object 17/content.xml><?xml version="1.0" encoding="utf-8"?>
<math xmlns="http://www.w3.org/1998/Math/MathML">
  <semantics>
    <mrow>
      <mrow>
        <mn>2Na</mn>
        <mo stretchy="false">+</mo>
        <msub>
          <mi>O</mi>
          <mn>2</mn>
        </msub>
      </mrow>
      <mo stretchy="false">→</mo>
      <msub>
        <mi mathvariant="italic">Na</mi>
        <mn>2</mn>
      </msub>
      <msub>
        <mi>O</mi>
        <mn>2</mn>
      </msub>
    </mrow>
    <annotation encoding="StarMath 5.0">2Na+O_2 %tendto Na_2 O_2</annotation>
  </semantics>
</math>
</file>

<file path=Object 18/content.xml><?xml version="1.0" encoding="utf-8"?>
<math xmlns="http://www.w3.org/1998/Math/MathML">
  <semantics>
    <mtable>
      <mtr>
        <mtd>
          <mrow>
            <mrow>
              <msub>
                <mi mathvariant="italic">CH</mi>
                <mn>4</mn>
              </msub>
              <mo stretchy="false">+</mo>
              <msub>
                <mi>O</mi>
                <mn>2</mn>
              </msub>
            </mrow>
            <mo stretchy="false">→</mo>
            <mrow>
              <msub>
                <mi mathvariant="italic">CO</mi>
                <mn>2</mn>
              </msub>
              <mo stretchy="false">+</mo>
              <mn>2</mn>
            </mrow>
            <msub>
              <mi>H</mi>
              <mn>2</mn>
            </msub>
            <mi>O</mi>
          </mrow>
        </mtd>
      </mtr>
      <mtr>
        <mtd>
          <mrow>
            <mn>2</mn>
            <mrow>
              <msub>
                <mi mathvariant="italic">PH</mi>
                <mn>3</mn>
              </msub>
              <mo stretchy="false">+</mo>
              <mn>4</mn>
            </mrow>
            <msub>
              <mi>O</mi>
              <mn>2</mn>
            </msub>
            <mo stretchy="false">→</mo>
            <msub>
              <mi>P</mi>
              <mn>2</mn>
            </msub>
            <mrow>
              <msub>
                <mi>O</mi>
                <mn>5</mn>
              </msub>
              <mo stretchy="false">+</mo>
              <mn>3</mn>
            </mrow>
            <msub>
              <mi>H</mi>
              <mn>3O</mn>
            </msub>
          </mrow>
        </mtd>
      </mtr>
      <mtr>
        <mtd>
          <mrow>
            <mn>2</mn>
            <mi mathvariant="italic">Fe</mi>
            <mrow>
              <msub>
                <mi>S</mi>
                <mn>2</mn>
              </msub>
              <mo stretchy="false">+</mo>
              <mfrac>
                <mn>11</mn>
                <mn>2</mn>
              </mfrac>
            </mrow>
            <msub>
              <mi>O</mi>
              <mn>2</mn>
            </msub>
            <mo stretchy="false">→</mo>
            <msub>
              <mi mathvariant="italic">Fe</mi>
              <mn>2</mn>
            </msub>
            <mrow>
              <msub>
                <mi>O</mi>
                <mn>3</mn>
              </msub>
              <mo stretchy="false">+</mo>
              <mn>4S</mn>
            </mrow>
            <msub>
              <mi>O</mi>
              <mn>2</mn>
            </msub>
          </mrow>
        </mtd>
      </mtr>
    </mtable>
    <annotation encoding="StarMath 5.0">CH_4 +O_2 %tendto CO_2+2 H_2 O NEWLINE
2 PH_3 +4 O_2 %tendto P_2 O_5 +3 H_3O NEWLINE
2 Fe S_2 + 11 OVER {2} O_2 %tendto Fe_2 O_3+4S O_2 
</annotation>
  </semantics>
</math>
</file>

<file path=Object 19/content.xml><?xml version="1.0" encoding="utf-8"?>
<math xmlns="http://www.w3.org/1998/Math/MathML">
  <semantics>
    <mrow>
      <mn>2</mn>
      <mrow>
        <msub>
          <mi mathvariant="italic">NH</mi>
          <mn>3</mn>
        </msub>
        <mo stretchy="false">+</mo>
        <mfrac>
          <mn>3</mn>
          <mn>2</mn>
        </mfrac>
      </mrow>
      <msub>
        <mi>O</mi>
        <mn>2</mn>
      </msub>
      <mo stretchy="false">→</mo>
      <mrow>
        <msub>
          <mi>N</mi>
          <mn>2</mn>
        </msub>
        <mo stretchy="false">+</mo>
        <mn>3</mn>
      </mrow>
      <msub>
        <mi>H</mi>
        <mn>2</mn>
      </msub>
      <mi>O</mi>
    </mrow>
    <annotation encoding="StarMath 5.0">2 NH_3 +3 OVER 2 O_2 %tendto N_2 +3 H_2 O </annotation>
  </semantics>
</math>
</file>

<file path=Object 2/content.xml><?xml version="1.0" encoding="utf-8"?>
<math xmlns="http://www.w3.org/1998/Math/MathML">
  <semantics>
    <mrow>
      <mi>M</mi>
      <mrow>
        <mrow>
          <mo stretchy="false">(</mo>
          <mi>O</mi>
          <mo stretchy="false">)</mo>
        </mrow>
        <mo stretchy="false">=</mo>
        <mn>16</mn>
      </mrow>
      <mfrac>
        <mi>г</mi>
        <mi mathvariant="italic">моль</mi>
      </mfrac>
    </mrow>
    <annotation encoding="StarMath 5.0">M(O)=16 {г }over моль
</annotation>
  </semantics>
</math>
</file>

<file path=Object 20/content.xml><?xml version="1.0" encoding="utf-8"?>
<math xmlns="http://www.w3.org/1998/Math/MathML">
  <semantics>
    <mtable>
      <mtr>
        <mtd>
          <mrow>
            <mn>2</mn>
            <msup>
              <mi>S</mi>
              <mrow>
                <mo stretchy="false">+</mo>
                <mn>4</mn>
              </mrow>
            </msup>
            <msub>
              <mi>O</mi>
              <mn>2</mn>
            </msub>
            <mo stretchy="false">→</mo>
            <mn>2</mn>
            <msub>
              <mi mathvariant="italic">SO</mi>
              <mn>3</mn>
            </msub>
          </mrow>
        </mtd>
      </mtr>
      <mtr>
        <mtd>
          <mrow>
            <mn>2</mn>
            <msup>
              <mi>C</mi>
              <mrow>
                <mo stretchy="false">+</mo>
                <mn>2</mn>
              </mrow>
            </msup>
            <msub>
              <mi>O</mi>
              <mn>2</mn>
            </msub>
            <mo stretchy="false">→</mo>
            <msub>
              <mi mathvariant="italic">CO</mi>
              <mn>2</mn>
            </msub>
          </mrow>
        </mtd>
      </mtr>
    </mtable>
    <annotation encoding="StarMath 5.0">2 S^+4 O_2 %tendto 2 SO_3 NEWLINE
2 C^+2 O_2 %tendto CO_2</annotation>
  </semantics>
</math>
</file>

<file path=Object 21/content.xml><?xml version="1.0" encoding="utf-8"?>
<math xmlns="http://www.w3.org/1998/Math/MathML">
  <semantics>
    <mrow>
      <mi>О</mi>
      <munderover>
        <mo stretchy="false">=</mo>
        <mo stretchy="false">σ</mo>
        <mo stretchy="false">ω</mo>
      </munderover>
      <mi>О</mi>
    </mrow>
    <annotation encoding="StarMath 5.0">О = csup{%iomega }  csub{%isigma } О
</annotation>
  </semantics>
</math>
</file>

<file path=Object 3/content.xml><?xml version="1.0" encoding="utf-8"?>
<math xmlns="http://www.w3.org/1998/Math/MathML">
  <semantics>
    <mrow>
      <msub>
        <mi>Н</mi>
        <mn>2</mn>
      </msub>
      <msub>
        <mi>О</mi>
        <mn>2</mn>
      </msub>
    </mrow>
    <annotation encoding="StarMath 5.0">Н_2 
О_2</annotation>
  </semantics>
</math>
</file>

<file path=Object 4/content.xml><?xml version="1.0" encoding="utf-8"?>
<math xmlns="http://www.w3.org/1998/Math/MathML">
  <semantics>
    <mrow>
      <msubsup>
        <mi>F</mi>
        <mn>2</mn>
        <mrow>
          <mo stretchy="false">−</mo>
        </mrow>
      </msubsup>
      <msup>
        <mi>O</mi>
        <mrow>
          <mo stretchy="false">+</mo>
          <mn>2</mn>
        </mrow>
      </msup>
    </mrow>
    <annotation encoding="StarMath 5.0">{F}_{2}^-{}{}  O^+2</annotation>
  </semantics>
</math>
</file>

<file path=Object 5/content.xml><?xml version="1.0" encoding="utf-8"?>
<math xmlns="http://www.w3.org/1998/Math/MathML">
  <semantics>
    <mrow>
      <msub>
        <mi>D</mi>
        <mrow>
          <mi mathvariant="italic">по</mi>
          <mi/>
          <mi mathvariant="italic">воздуху</mi>
        </mrow>
      </msub>
      <mrow>
        <mrow>
          <mrow>
            <mrow>
              <mo stretchy="false">(</mo>
              <msub>
                <mi>O</mi>
                <mn>2</mn>
              </msub>
              <mo stretchy="false">)</mo>
            </mrow>
            <mo stretchy="false">=</mo>
            <mfrac>
              <mrow>
                <mi>M</mi>
                <mrow>
                  <mo stretchy="false">(</mo>
                  <msub>
                    <mi>O</mi>
                    <mn>2</mn>
                  </msub>
                  <mo stretchy="false">)</mo>
                </mrow>
              </mrow>
              <mrow>
                <mi>M</mi>
                <mrow>
                  <mo stretchy="false">(</mo>
                  <mi mathvariant="italic">воздуха</mi>
                  <mo stretchy="false">)</mo>
                </mrow>
              </mrow>
            </mfrac>
          </mrow>
          <mo stretchy="false">=</mo>
          <mfrac>
            <mn>32</mn>
            <mn>29</mn>
          </mfrac>
        </mrow>
        <mo stretchy="false">&gt;</mo>
        <mn>1</mn>
      </mrow>
    </mrow>
    <annotation encoding="StarMath 5.0">D_{по` воздуху} (O_2)={M(O_2)} over {M(воздуха)}=32 over 29 &gt;1</annotation>
  </semantics>
</math>
</file>

<file path=Object 6/content.xml><?xml version="1.0" encoding="utf-8"?>
<math xmlns="http://www.w3.org/1998/Math/MathML">
  <semantics>
    <mrow>
      <mn>2</mn>
      <msub>
        <mi>H</mi>
        <mn>2</mn>
      </msub>
      <mi>O</mi>
      <mover>
        <mo stretchy="false">→</mo>
        <mi mathvariant="italic">эл.ток</mi>
      </mover>
      <mn>2</mn>
      <mrow>
        <msub>
          <mi>H</mi>
          <mn>2</mn>
        </msub>
        <mo stretchy="false">+</mo>
        <msub>
          <mi>O</mi>
          <mn>2</mn>
        </msub>
      </mrow>
    </mrow>
    <annotation encoding="StarMath 5.0">2 H_2 O %tendto csup{эл.ток} 2 H_2 + O_2</annotation>
  </semantics>
</math>
</file>

<file path=Object 7/content.xml><?xml version="1.0" encoding="utf-8"?>
<math xmlns="http://www.w3.org/1998/Math/MathML">
  <semantics>
    <mrow>
      <msub>
        <mi>H</mi>
        <mn>2</mn>
      </msub>
      <msub>
        <mi>O</mi>
        <mn>2</mn>
      </msub>
      <mover>
        <mo stretchy="false">→</mo>
        <msub>
          <mi mathvariant="italic">MgO</mi>
          <mn>2</mn>
        </msub>
      </mover>
      <msub>
        <mi>H</mi>
        <mn>2</mn>
      </msub>
      <mrow>
        <mi>O</mi>
        <mo stretchy="false">+</mo>
        <mfrac>
          <mn>1</mn>
          <mn>2</mn>
        </mfrac>
      </mrow>
      <msub>
        <mi>O</mi>
        <mn>2</mn>
      </msub>
    </mrow>
    <annotation encoding="StarMath 5.0">H_2 O_2 %tendto  csup{MgO_2} H_2 O+1 OVER 2 O_2 </annotation>
  </semantics>
</math>
</file>

<file path=Object 8/content.xml><?xml version="1.0" encoding="utf-8"?>
<math xmlns="http://www.w3.org/1998/Math/MathML">
  <semantics>
    <mrow>
      <mn>2</mn>
      <msub>
        <mi mathvariant="italic">KMnO</mi>
        <mn>4</mn>
      </msub>
      <mover>
        <mo stretchy="false">→</mo>
        <mrow>
          <mi>T</mi>
          <mi>↑</mi>
        </mrow>
      </mover>
      <mrow>
        <msub>
          <mi mathvariant="italic">MnO</mi>
          <mn>2</mn>
        </msub>
        <mo stretchy="false">+</mo>
        <msub>
          <mi>K</mi>
          <mn>2</mn>
        </msub>
      </mrow>
      <mrow>
        <msub>
          <mi mathvariant="italic">MnO</mi>
          <mn>4</mn>
        </msub>
        <mo stretchy="false">+</mo>
        <msub>
          <mi>O</mi>
          <mn>2</mn>
        </msub>
      </mrow>
    </mrow>
    <annotation encoding="StarMath 5.0">2 KMnO_4 %tendto  csup{T
↑} MnO_2+K_2 MnO_4 +O_2 
</annotation>
  </semantics>
</math>
</file>

<file path=Object 9/content.xml><?xml version="1.0" encoding="utf-8"?>
<math xmlns="http://www.w3.org/1998/Math/MathML">
  <semantics>
    <mrow>
      <msub>
        <mi mathvariant="italic">KClO</mi>
        <mn>3</mn>
      </msub>
      <mover>
        <mo stretchy="false">→</mo>
        <mrow>
          <mi>T</mi>
          <mi>↑</mi>
        </mrow>
      </mover>
      <mrow>
        <mi mathvariant="italic">KCL</mi>
        <mo stretchy="false">+</mo>
        <mfrac>
          <mn>1</mn>
          <mn>2</mn>
        </mfrac>
      </mrow>
      <msub>
        <mi>O</mi>
        <mn>2</mn>
      </msub>
    </mrow>
    <annotation encoding="StarMath 5.0">KClO_3 %tendto  csup{T↑} KCL+1 OVER 2 O_2
 </annotation>
  </semantics>
</math>
</file>